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tahom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6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8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1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2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15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2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6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05a08f"/>
    </style:style>
    <style:style style:name="P28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loext:graphic-properties draw:fill="none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="none"/>
      <style:paragraph-properties fo:text-align="center" style:writing-mode="lr-tb"/>
      <style:text-properties fo:font-size="12pt"/>
    </style:style>
    <style:style style:name="P40" style:family="paragraph"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32232d"/>
    </style:style>
    <style:style style:name="T4" style:family="text">
      <style:text-properties officeooo:rsid="0033c2c1"/>
    </style:style>
    <style:style style:name="T5" style:family="text">
      <style:text-properties officeooo:rsid="003a934d"/>
    </style:style>
    <style:style style:name="T6" style:family="text">
      <style:text-properties fo:font-variant="normal" fo:text-transform="none" fo:color="#28323c" loext:opacity="100%" style:font-name="arial" fo:font-size="11.25pt" fo:letter-spacing="normal" fo:font-style="normal" fo:font-weight="normal"/>
    </style:style>
    <style:style style:name="T7" style:family="text">
      <style:text-properties fo:font-variant="normal" fo:text-transform="none" fo:color="#28323c" loext:opacity="100%" style:font-name="arial" fo:font-size="11.25pt" fo:letter-spacing="normal" fo:font-style="normal" fo:font-weight="normal" officeooo:rsid="003a934d" style:font-size-asian="16pt" style:font-size-complex="18.25pt"/>
    </style:style>
    <style:style style:name="T8" style:family="text">
      <style:text-properties fo:font-variant="normal" fo:text-transform="none" fo:color="#28323c" loext:opacity="100%" fo:letter-spacing="normal" style:font-name-asian="arial" style:font-size-asian="11.25pt" style:font-style-asian="normal" style:font-weight-asian="normal"/>
    </style:style>
    <style:style style:name="T9" style:family="text">
      <style:text-properties fo:font-size="18.25pt" officeooo:rsid="0005a08f" style:font-size-asian="16pt" style:font-size-complex="18.25pt"/>
    </style:style>
    <style:style style:name="T10" style:family="text">
      <style:text-properties fo:font-size="18.25pt" officeooo:rsid="000f09ba" style:font-size-asian="16pt" style:font-size-complex="18.25pt"/>
    </style:style>
    <style:style style:name="T11" style:family="text">
      <style:text-properties fo:font-size="18.25pt" officeooo:rsid="003a934d" style:font-size-asian="16pt" style:font-size-complex="18.25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.422cm" fo:min-width="14.6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2"/>
      <text:p text:style-name="P13">三目並べゲーム</text:p>
      <text:p text:style-name="P13"/>
      <text:p text:style-name="P13"/>
      <text:p text:style-name="P13"/>
      <text:p text:style-name="P8"/>
      <text:p text:style-name="P8">酒井　廉</text:p>
      <text:p text:style-name="P15">目次</text:p>
      <text:list xml:id="list3109628003" text:style-name="L1">
        <text:list-item>
          <text:p text:style-name="P16">概要</text:p>
        </text:list-item>
        <text:list-item>
          <text:p text:style-name="P17">構成</text:p>
        </text:list-item>
        <text:list-item>
          <text:p text:style-name="P16">機能</text:p>
          <text:list>
            <text:list-item>
              <text:p text:style-name="P18">名前入力</text:p>
            </text:list-item>
            <text:list-item>
              <text:p text:style-name="P18">先行決め</text:p>
            </text:list-item>
            <text:list-item>
              <text:p text:style-name="P18">入力と盤面表示</text:p>
            </text:list-item>
            <text:list-item>
              <text:p text:style-name="P18">リトライ</text:p>
            </text:list-item>
            <text:list-item>
              <text:p text:style-name="P18">戦績表示</text:p>
            </text:list-item>
          </text:list>
        </text:list-item>
        <text:list-item text:start-value="1">
          <text:p text:style-name="P28">概要</text:p>
          <text:p text:style-name="P19">三目並べゲームの機能についての説明を行う。</text:p>
        </text:list-item>
      </text:list>
      <text:p text:style-name="P2"/>
      <text:list xml:id="list115940384104390" text:continue-numbering="true" text:style-name="L1">
        <text:list-item>
          <text:p text:style-name="P24">構成</text:p>
          <text:p text:style-name="P20">下記フローチャートに今回の三目並べゲームの構成及び、全体の動作について示す。</text:p>
          <text:p text:style-name="P19"><draw:custom-shape text:anchor-type="paragraph" draw:z-index="9" draw:name="シェイプ6_3" draw:style-name="gr13" draw:text-style-name="P39" svg:width="3.765cm" svg:height="1.544cm" svg:x="6.304cm" svg:y="11.982cm"><text:p text:style-name="P38"><text:span text:style-name="T14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12" draw:text-style-name="P33" svg:width="1.403cm" svg:height="0.489cm" svg:x="10.723cm" svg:y="12.121cm"><draw:text-box><text:p>Yes</text:p></draw:text-box></draw:frame><draw:frame text:anchor-type="paragraph" draw:z-index="14" draw:name="シェイプ12" draw:style-name="gr12" draw:text-style-name="P33" svg:width="0.795cm" svg:height="0.489cm" svg:x="7.283cm" svg:y="13.526cm"><draw:text-box><text:p>No</text:p></draw:text-box></draw:frame><draw:line text:anchor-type="paragraph" draw:z-index="15" draw:name="シェイプ13" draw:style-name="gr11" draw:text-style-name="P29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10" draw:text-style-name="P29" svg:x1="13.025cm" svg:y1="12.066cm" svg:x2="12.866cm" svg:y2="5.443cm"><text:p/></draw:line><draw:line text:anchor-type="paragraph" draw:z-index="16" draw:name="シェイプ8_1" draw:style-name="gr10" draw:text-style-name="P40" svg:x1="10.068cm" svg:y1="12.068cm" svg:x2="13.024cm" svg:y2="11.987cm"><text:p/></draw:line></text:p>
      <text:p text:style-name="P2"><draw:custom-shape text:anchor-type="paragraph" draw:z-index="17" draw:name="シェイプ10" draw:style-name="gr9" draw:text-style-name="P37" svg:width="3.546cm" svg:height="1.218cm" svg:x="6.41cm" svg:y="0.028cm"><text:p text:style-name="P36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6" draw:name="シェイプ7_3" draw:style-name="gr6" draw:text-style-name="P29" svg:x1="8.167cm" svg:y1="0.549cm" svg:x2="8.167cm" svg:y2="1.272cm"><text:p/></draw:line><draw:line text:anchor-type="paragraph" draw:z-index="7" draw:name="シェイプ7_4" draw:style-name="gr6" draw:text-style-name="P40" svg:x1="8.13cm" svg:y1="2.383cm" svg:x2="8.13cm" svg:y2="3.367cm"><text:p/></draw:line><draw:line text:anchor-type="paragraph" draw:z-index="5" draw:name="シェイプ7_1" draw:style-name="gr6" draw:text-style-name="P29" svg:x1="8.114cm" svg:y1="4.479cm" svg:x2="8.114cm" svg:y2="5.701cm"><text:p/></draw:line><draw:line text:anchor-type="paragraph" draw:z-index="8" draw:name="シェイプ7_0" draw:style-name="gr6" draw:text-style-name="P29" svg:x1="8.156cm" svg:y1="6.812cm" svg:x2="8.156cm" svg:y2="7.701cm"><text:p/></draw:line><draw:line text:anchor-type="paragraph" draw:z-index="10" draw:name="シェイプ7_5" draw:style-name="gr6" draw:text-style-name="P29" svg:x1="8.156cm" svg:y1="8.812cm" svg:x2="8.156cm" svg:y2="9.794cm"><text:p/></draw:line><draw:line text:anchor-type="paragraph" draw:z-index="12" draw:name="シェイプ7_6" draw:style-name="gr6" draw:text-style-name="P29" svg:x1="8.209cm" svg:y1="11.303cm" svg:x2="8.209cm" svg:y2="12.035cm"><text:p/></draw:line><draw:line text:anchor-type="paragraph" draw:z-index="24" draw:name="シェイプ7_7" draw:style-name="gr6" draw:text-style-name="P29" svg:x1="8.209cm" svg:y1="13.203cm" svg:x2="8.209cm" svg:y2="14.185cm"><text:p/></draw:line><draw:custom-shape text:anchor-type="paragraph" draw:z-index="18" draw:name="シェイプ14" draw:style-name="gr7" draw:text-style-name="P37" svg:width="3.44cm" svg:height="1.112cm" svg:x="6.41cm" svg:y="1.272cm"><text:p text:style-name="P36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7" draw:text-style-name="P37" svg:width="3.44cm" svg:height="1.112cm" svg:x="6.41cm" svg:y="3.367cm"><text:p text:style-name="P36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7" draw:text-style-name="P37" svg:width="3.44cm" svg:height="1.112cm" svg:x="6.41cm" svg:y="5.701cm"><text:p text:style-name="P36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7" draw:text-style-name="P37" svg:width="3.44cm" svg:height="1.112cm" svg:x="6.41cm" svg:y="7.701cm"><text:p text:style-name="P36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7" draw:text-style-name="P37" svg:width="3.44cm" svg:height="1.112cm" svg:x="6.41cm" svg:y="12.035cm"><text:p text:style-name="P36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8" draw:text-style-name="P39" svg:width="3.548cm" svg:height="1.22cm" svg:x="6.331cm" svg:y="14.219cm"><text:p text:style-name="P38"><text:span text:style-name="T14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list xml:id="list115939740439362" text:continue-numbering="true" text:style-name="L1">
        <text:list-item>
          <text:p text:style-name="P24"><text:soft-page-break/>機能</text:p>
          <text:list>
            <text:list-item>
              <text:p text:style-name="P25">名前入力</text:p>
              <text:p text:style-name="P21">２名のプレイヤーがそれぞれ下記の条件の中で名前を入力する。条件を満たさなかった場合は”5文字以内の名前を入力してください”というエラーを表示し再入力させる。</text:p>
              <text:p text:style-name="P21">条件1　：　5文字以内</text:p>
              <text:p text:style-name="P21">条件2　；　スペースは入力しない</text:p>
              <text:p text:style-name="P21">条件3　：　半角英数字以外は入力しない</text:p>
            </text:list-item>
          </text:list>
        </text:list-item>
      </text:list>
      <text:p text:style-name="P9"><draw:custom-shape text:anchor-type="paragraph" draw:z-index="2" draw:name="シェイプ4" draw:style-name="gr16" draw:text-style-name="P32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5" draw:text-style-name="P41" svg:width="15.743cm" svg:height="3.017cm" svg:x="0.854cm" svg:y="0.579cm"><draw:text-box><text:p><text:span text:style-name="T15">プレイヤー名を入力してください</text:span></text:p><text:p><text:span text:style-name="T15">プレイヤー</text:span><text:span text:style-name="T15">A : </text:span></text:p><text:p><text:span text:style-name="T15">プレイヤー</text:span><text:span text:style-name="T15">B : </text:span></text:p><text:p><text:span text:style-name="T15"/></text:p></draw:text-box></draw:frame>図１　プレイヤー名入力画面</text:p>
      <text:list xml:id="list115940899628743" text:continue-numbering="true" text:style-name="L1">
        <text:list-item>
          <text:list>
            <text:list-item>
              <text:p text:style-name="P25">先行決め</text:p>
              <text:p text:style-name="P21">１回目の先行決めは完全ランダムに行われる。</text:p>
              <text:p text:style-name="P21">２回目以降は敗者が先行になる。引き分けだった場合はもう一度ランダムに先行を決める。</text:p>
              <text:p text:style-name="P21">使用するマークはアルファベット大文字のOとXとし、</text:p>
              <text:p text:style-name="P21">先行がO、後攻がXで固定される。</text:p>
            </text:list-item>
            <text:list-item>
              <text:p text:style-name="P25">入力と盤面表示</text:p>
              <text:p text:style-name="P21">盤面を入力欄の上部に表示する。</text:p>
              <text:p text:style-name="P21">入力するマスの選び方は、縦横それぞれ１～３で割り当てられた座標を入力することで決める。1～3の数字以外が入力された場合は、”1～3の数字を入力してください”のエラー文を表示し、再入力を行う。</text:p>
              <text:p text:style-name="P21">入力がある度、新たに盤面を変更し表示する。</text:p>
            </text:list-item>
          </text:list>
        </text:list-item>
      </text:list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" draw:name="シェイプ1_0" draw:style-name="gr14" draw:text-style-name="P32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5" draw:text-style-name="P33" svg:width="2.276cm" svg:height="0.847cm" svg:x="2.362cm" svg:y="0.707cm"><draw:text-box><text:p text:style-name="P29">1</text:p></draw:text-box></draw:frame><draw:frame text:anchor-type="paragraph" draw:z-index="26" draw:name="シェイプ15_0" draw:style-name="gr5" draw:text-style-name="P35" svg:width="2.276cm" svg:height="0.847cm" svg:x="5.362cm" svg:y="0.707cm"><draw:text-box><text:p text:style-name="P29"><text:span text:style-name="T14">2</text:span></text:p></draw:text-box></draw:frame><draw:frame text:anchor-type="paragraph" draw:z-index="27" draw:name="シェイプ15_2" draw:style-name="gr5" draw:text-style-name="P35" svg:width="2.276cm" svg:height="0.847cm" svg:x="8.696cm" svg:y="0.707cm"><draw:text-box><text:p text:style-name="P29"><text:span text:style-name="T14">3</text:span></text:p></draw:text-box></draw:frame><draw:frame text:anchor-type="paragraph" draw:z-index="28" draw:name="シェイプ15_1" draw:style-name="gr5" draw:text-style-name="P34" svg:width="2.276cm" svg:height="0.847cm" svg:x="0.028cm" svg:y="2.041cm"><draw:text-box><text:p text:style-name="P29">1</text:p></draw:text-box></draw:frame></text:p>
      <text:list xml:id="list115941016243998" text:continue-numbering="true" text:style-name="L1">
        <text:list-item>
          <text:list>
            <text:list-header>
              <text:p text:style-name="P25"><draw:frame text:anchor-type="paragraph" draw:z-index="29" draw:name="シェイプ15_3" draw:style-name="gr5" draw:text-style-name="P33" svg:width="2.276cm" svg:height="0.847cm" svg:x="0.028cm" svg:y="3.041cm"><draw:text-box><text:p text:style-name="P29">2</text:p></draw:text-box></draw:frame><draw:frame text:anchor-type="paragraph" draw:z-index="30" draw:name="シェイプ15_4" draw:style-name="gr5" draw:text-style-name="P33" svg:width="2.276cm" svg:height="0.847cm" svg:x="0.028cm" svg:y="4.708cm"><draw:text-box><text:p text:style-name="P29">3</text:p></draw:text-box></draw:frame><draw:line text:anchor-type="paragraph" draw:z-index="35" draw:name="シェイプ18_1" draw:style-name="gr2" draw:text-style-name="P29" svg:x1="5.337cm" svg:y1="5.089cm" svg:x2="5.272cm" svg:y2="0.813cm"><text:p/></draw:line><draw:line text:anchor-type="paragraph" draw:z-index="36" draw:name="シェイプ18_2" draw:style-name="gr2" draw:text-style-name="P29" svg:x1="8.004cm" svg:y1="5.089cm" svg:x2="7.939cm" svg:y2="0.813cm"><text:p/></draw:line></text:p>
            </text:list-header>
          </text:list>
        </text:list-item>
      </text:list>
      <text:p text:style-name="P6"/>
      <text:p text:style-name="P6"><draw:line text:anchor-type="paragraph" draw:z-index="33" draw:name="シェイプ18" draw:style-name="gr2" draw:text-style-name="P29" svg:x1="2.812cm" svg:y1="0.525cm" svg:x2="10.384cm" svg:y2="0.379cm"><text:p/></draw:line><draw:frame text:anchor-type="paragraph" draw:z-index="37" draw:name="シェイプ19" draw:style-name="gr1" draw:text-style-name="P30" svg:width="2.285cm" svg:height="0.994cm" svg:x="5.489cm" svg:y="0.776cm"><draw:text-box><text:p text:style-name="P29"><text:span text:style-name="T12">X</text:span></text:p></draw:text-box></draw:frame><draw:frame text:anchor-type="paragraph" draw:z-index="38" draw:name="シェイプ19_0" draw:style-name="gr1" draw:text-style-name="P30" svg:width="2.285cm" svg:height="0.994cm" svg:x="2.822cm" svg:y="0.776cm"><draw:text-box><text:p text:style-name="P29"><text:span text:style-name="T12">X</text:span></text:p></draw:text-box></draw:frame><draw:frame text:anchor-type="paragraph" draw:z-index="40" draw:name="シェイプ19_2" draw:style-name="gr1" draw:text-style-name="P30" svg:width="2.285cm" svg:height="0.994cm" svg:x="5.489cm" svg:y="-0.891cm"><draw:text-box><text:p text:style-name="P29"><text:span text:style-name="T12">O</text:span></text:p></draw:text-box></draw:frame></text:p>
      <text:p text:style-name="P6"><draw:frame text:anchor-type="paragraph" draw:z-index="39" draw:name="シェイプ19_1" draw:style-name="gr1" draw:text-style-name="P30" svg:width="2.285cm" svg:height="0.994cm" svg:x="8.156cm" svg:y="-0.224cm"><draw:text-box><text:p text:style-name="P29"><text:span text:style-name="T12">O</text:span></text:p></draw:text-box></draw:frame></text:p>
      <text:p text:style-name="P6"><draw:line text:anchor-type="paragraph" draw:z-index="34" draw:name="シェイプ18_0" draw:style-name="gr2" draw:text-style-name="P29" svg:x1="2.812cm" svg:y1="0.341cm" svg:x2="10.384cm" svg:y2="0.182cm"><text:p/></draw:line></text:p>
      <text:p text:style-name="P6"><draw:frame text:anchor-type="paragraph" draw:z-index="0" draw:name="シェイプ2" draw:style-name="gr18" draw:text-style-name="P33" svg:width="11.881cm" svg:height="2.234cm" svg:x="1.159cm" svg:y="0.924cm"><draw:text-box><text:p><text:span text:style-name="T16">「プレイヤー名」のターンです </text:span></text:p><text:p><text:span text:style-name="T16">縦</text:span><text:span text:style-name="T16">: 1 </text:span><text:span text:style-name="T16">　</text:span></text:p><text:p><text:span text:style-name="T16">横</text:span><text:span text:style-name="T16">: 1</text:span></text:p></draw:text-box></draw:frame></text:p>
      <text:p text:style-name="P6"/>
      <text:p text:style-name="P6"/>
      <text:p text:style-name="P6"/>
      <text:p text:style-name="P9">図2　盤面図と入力画面</text:p>
      <text:p text:style-name="P7"/>
      <text:list xml:id="list115940084659105" text:continue-numbering="true" text:style-name="L1">
        <text:list-item>
          <text:list>
            <text:list-item>
              <text:p text:style-name="P25">勝敗判定</text:p>
              <text:p text:style-name="P21">盤面のうちの縦横斜めのどれかで自分のOまたはXの記号で3マス埋めることができたプレイヤーを勝者とし、画面にプレイヤー名を表示する。9マス全てが埋まったが、上記の勝利条件を満たさなかった場合は引き分けとし、<text:span text:style-name="T4">Drawとだけ表示しプレイヤー名の表示は行わない</text:span>。</text:p>
            </text:list-item>
          </text:list>
        </text:list-item>
      </text:list>
      <text:p text:style-name="P4"><draw:custom-shape text:anchor-type="paragraph" draw:z-index="31" draw:name="シェイプ16" draw:style-name="gr4" draw:text-style-name="P32" svg:width="14.659cm" svg:height="1.422cm" svg:x="1.436cm" svg:y="0.138cm"><text:p/><draw:enhanced-geometry svg:viewBox="0 0 21600 21600" draw:type="rectangle" draw:enhanced-path="M 0 0 L 21600 0 21600 21600 0 21600 0 0 Z N"/></draw:custom-shape><draw:frame text:anchor-type="paragraph" draw:z-index="32" draw:name="シェイプ17" draw:style-name="gr3" draw:text-style-name="P31" svg:width="7.621cm" svg:height="1.211cm" svg:x="1.568cm" svg:y="0.138cm"><draw:text-box><text:p><text:span text:style-name="T13">「プレイヤー名」</text:span><text:span text:style-name="T13">Win!</text:span></text:p></draw:text-box></draw:frame><text:soft-page-break/>図3　勝敗の表示</text:p>
      <text:p text:style-name="P4"/>
      <text:list xml:id="list115940984024476" text:continue-numbering="true" text:style-name="L1">
        <text:list-item>
          <text:list>
            <text:list-item>
              <text:p text:style-name="P25">リトライ</text:p>
              <text:p text:style-name="P27"><text:span text:style-name="T9">リトライの有無を1</text:span><text:span text:style-name="T10">か0の入力で判断する。1ならリトライ、0ならゲームを終了する。</text:span><text:span text:style-name="T11">1 と0以外が入力された場合は、”1か0を入力してください”のエラー文を表示したあと再入力を行う。</text:span></text:p>
            </text:list-item>
            <text:list-item>
              <text:p text:style-name="P25">戦績表示</text:p>
              <text:p text:style-name="P21">リトライをプレイヤーが選択しなかった場合に戦績を表示し、勝ち数の多い方を勝者とする。勝ち数が同数であった場合は<text:span text:style-name="T3">Drawとだけ表示し、プレイヤー名の表示は行わない</text:span></text:p>
            </text:list-item>
          </text:list>
        </text:list-item>
      </text:list>
      <text:p text:style-name="P3"/>
      <text:list xml:id="list115940662368889" text:continue-numbering="true" text:style-name="L1">
        <text:list-item>
          <text:list>
            <text:list-header>
              <text:p text:style-name="P21"><draw:custom-shape text:anchor-type="paragraph" draw:z-index="1" draw:name="シェイプ3" draw:style-name="gr17" draw:text-style-name="P32" svg:width="16.431cm" svg:height="5.425cm" svg:x="0.907cm" svg:y="-0.413cm"><text:p/><draw:enhanced-geometry svg:viewBox="0 0 21600 21600" draw:type="rectangle" draw:enhanced-path="M 0 0 L 21600 0 21600 21600 0 21600 0 0 Z N"/></draw:custom-shape>リトライしますか？　1...<text:span text:style-name="T2">Yes <text:tab/></text:span><text:span text:style-name="T5">0...</text:span><text:span text:style-name="T2">No</text:span></text:p>
              <text:p text:style-name="P23">　: <text:span text:style-name="T5">0</text:span>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5"/>
      <text:p text:style-name="P10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tahoma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17T11:59:39.091000000</dc:date>
    <meta:editing-duration>PT17H29M24S</meta:editing-duration>
    <meta:editing-cycles>11</meta:editing-cycles>
    <meta:generator>LibreOffice/7.1.1.2$Windows_X86_64 LibreOffice_project/fe0b08f4af1bacafe4c7ecc87ce55bb426164676</meta:generator>
    <meta:document-statistic meta:table-count="0" meta:image-count="0" meta:object-count="0" meta:page-count="6" meta:paragraph-count="44" meta:word-count="873" meta:character-count="948" meta:non-whitespace-character-count="926"/>
  </office:meta>
</office:document-meta>
</file>